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917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D_PROPNSTS_CP_TB_ZD_CP_DECK_AP_DCOMPLEX_SD_AP_T2_AP_PISA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</table:table-row>
        <table:table-row table:style-name="ro1">
          <table:table-cell office:value-type="string" calcext:value-type="string">
            <text:p>FD_PROPNSTS_CP_TB_ZD_CP_DECK_AP_DCOMPLEX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</table:table-row>
        <table:table-row table:style-name="ro1">
          <table:table-cell office:value-type="string" calcext:value-type="string">
            <text:p>FD_PROPNSTS_CP_TB_ZD_AP_T1_ZDOCK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</table:table-row>
        <table:table-row table:style-name="ro1">
          <table:table-cell office:value-type="string" calcext:value-type="string">
            <text:p>FD_PROPNSTS_CP_TB_ZD_AP_T2_AP_PISA_SD_AP_T2_AP_PISA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B_ZD_AP_PISA_PYDOCK_TOT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2_ZDO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AP_T2_AP_PISA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AP_PISA_CP_DE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Qp_ZDO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DECK_PYDOCK_TOT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PISA_CP_DECK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2_ZDOCK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Qp_ZDOCK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AP_PISA_ZDOCK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</table:table-row>
        <table:table-row table:style-name="ro1">
          <table:table-cell office:value-type="string" calcext:value-type="string">
            <text:p>FD_PROPNSTS_CP_TB_ZD_CP_DECK_PYDOCK_TOT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</table:table-row>
        <table:table-row table:style-name="ro1">
          <table:table-cell office:value-type="string" calcext:value-type="string">
            <text:p>FD_PROPNSTS_CP_TB_ZD_AP_T2_ZDO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Qp_ZDO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Qp_AP_T2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DCOMPLEX_ZDOCK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</table:table-row>
        <table:table-row table:style-name="ro1">
          <table:table-cell office:value-type="string" calcext:value-type="string">
            <text:p>FD_PROPNSTS_CP_TSC_ZD_AP_DCOMPLEX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SC_ZD_CP_DECK_ZDOCK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AP_PISA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AP_T2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CP_DECK_CP_TSC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TSC_ZDO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AP_PISA_PYDOCK_TOT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AP_DCOMPLEX_ZDO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ZDOCK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1_ZDOCK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PISA_PYDOCK_TOT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HLPL_AP_DCOMPLEX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PISA_PYDOCK_TOT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AP_DCOMPLEX_ZDOCK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</table:table-row>
        <table:table-row table:style-name="ro1">
          <table:table-cell office:value-type="string" calcext:value-type="string">
            <text:p>FD_PROPNSTS_CP_TB_ZD_AP_PISA_CP_DECK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RMFCA_ZD_AP_T2_CP_DECK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RMFCA_ZD_AP_PISA_ZDOCK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RMFCA_ZD_AP_T1_ZDOCK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DECK_PYDOCK_TOT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AP_PISA_PYDOCK_TOT_SD_AP_T2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CP_HLPL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DECK_AP_T1_SD_AP_PISA_AP_T1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AP_T2_CP_TSC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PYDOCK_TOT_AP_DCOMPLEX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HLPL_ZDOCK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HLPL_CP_DE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T2_CP_TSC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AP_DCOMPLEX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</table:table-row>
        <table:table-row table:style-name="ro1">
          <table:table-cell office:value-type="string" calcext:value-type="string">
            <text:p>FD_PROPNSTS_AP_GOAP_DF_ZD_AP_PISA_ZDOCK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</table:table-row>
        <table:table-row table:style-name="ro1">
          <table:table-cell office:value-type="string" calcext:value-type="string">
            <text:p>FD_PROPNSTS_CP_TB_ZD_CP_Qp_AP_DCOMPLEX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</table:table-row>
        <table:table-row table:style-name="ro1">
          <table:table-cell office:value-type="string" calcext:value-type="string">
            <text:p>FD_PROPNSTS_AP_GOAP_DF_ZD_CP_DECK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SC_ZD_CP_HLPL_CP_DE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AP_GOAP_DF_ZD_AP_DCOMPLEX_ZDOCK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AP_GOAP_DF_ZD_AP_T2_AP_PISA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Qp_AP_T2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CP_DECK_AP_DCOMPLEX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CP_HLPL_CP_DE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AP_T1_ZDOCK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AP_T2_CP_HLPL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Qp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AP_T2_ZDO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AP_T2_AP_PISA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AP_PISA_ZDOCK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T2_ZDOCK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T2_CP_DE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AP_PISA_PYDOCK_TOT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Qp_ZDO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ZDOCK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HLPL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CP_DE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PISA_PYDOCK_TOT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AP_DCOMPLEX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Qp_AP_T1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T2_PYDOCK_TOT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PYDOCK_TOT_AP_DCOMPLEX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DECK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TSC_ZD_CP_DECK_AP_DCOMPLEX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AP_PISA_ZDOCK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CP_DECK_ZDOCK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CP_DECK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CP_DECK_AP_T1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Qp_CP_DECK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AP_T2_ZDOCK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CP_DECK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PISA_CP_DECK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DECK_AP_DCOMPLEX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RMFCA_ZD_PYDOCK_TOT_ZDOCK_SD_AP_T2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DECK_AP_DCOMPLEX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Qp_AP_T2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AP_PISA_CP_TSC_SD_AP_T2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ZDOCK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PISA_ZDOCK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AP_DCOMPLEX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PISA_AP_DCOMPLEX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T2_AP_DCOMPLEX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CP_DE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HLPL_CP_DECK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T2_CP_HLPL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TB_ZD_AP_DCOMPLEX_CP_TSC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DECK_AP_DCOMPLEX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HLPL_ZDOCK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PISA_CP_DECK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HLPL_ZDO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DCOMPLEX_CP_TSC_SD_AP_PISA_AP_T1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CP_DECK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DCOMPLEX_ZDOCK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</table:table-row>
        <table:table-row table:style-name="ro1">
          <table:table-cell office:value-type="string" calcext:value-type="string">
            <text:p>FD_PROPNSTS_AP_GOAP_DF_ZD_AP_T1_ZDOCK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AP_GOAP_DF_ZD_PYDOCK_TOT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AP_GOAP_DF_ZD_CP_DECK_AP_T1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TB_ZD_CP_DECK_AP_DCOMPLEX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TSC_ZD_CP_Qp_CP_DECK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AP_GOAP_DF_ZD_CP_DECK_AP_T1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HLPL_ZDOCK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CP_Qp_AP_T1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DCOMPLEX_ZDOCK_SD_CP_TS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CP_TSC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DCOMPLEX_CP_TSC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CP_DE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AP_PISA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CP_TSC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PISA_CP_DECK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CP_TSC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DCOMPLEX_CP_TSC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2_AP_DCOMPLEX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Qp_ZDO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PYDOCK_TOT_AP_DCOMPLEX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T2_AP_DCOMPLEX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AP_DCOMPLEX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PYDOCK_TOT_AP_DCOMPLEX_SD_AP_dDFIRE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1_CP_TSC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HLPL_ZDOCK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DECK_AP_T1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TSC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AP_DCOMPLEX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PISA_CP_DE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Qp_AP_T1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DECK_AP_DCOMPLEX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T2_CP_HLPL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DECK_ZDOCK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AP_DCOMPLEX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AP_DCOMPLEX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PYDOCK_TOT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Qp_ZDO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HLPL_AP_DCOMPLEX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HLPL_AP_DCOMPLEX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AP_PISA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DECK_AP_DCOMPLEX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AP_DCOMPLEX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RMFCA_ZD_CP_Qp_CP_DECK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B_ZD_CP_Qp_AP_DCOMPLEX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AP_T1_ZDOCK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Qp_AP_T2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AP_DCOMPLEX_ZDOCK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ZDOCK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AP_DCOMPLEX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T2_CP_DECK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PISA_CP_TSC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PISA_AP_DCOMPLEX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AP_DCOMPLEX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DCOMPLEX_CP_TSC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DCOMPLEX_AP_T1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PISA_CP_DECK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PISA_CP_TSC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PYDOCK_TOT_AP_DCOMPLEX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PISA_PYDOCK_TOT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T2_PYDOCK_TOT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T2_PYDOCK_TOT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PYDOCK_TOT_AP_DCOMPLEX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HLPL_ZDO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T2_AP_DCOMPLEX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HLPL_CP_DECK_SD_AP_PISA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DECK_AP_DCOMPLEX_SD_CP_Qp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DECK_PYDOCK_TOT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PISA_ZDOCK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T2_AP_PISA_SD_CP_Qp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T2_CP_HLPL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DCOMPLEX_ZDOCK_SD_CP_Qp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T2_ZDOCK_SD_CP_Qp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T1_CP_TSC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AP_T1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HLPL_AP_DCOMPLEX_SD_AP_T2_CP_TSC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T2_AP_DCOMPLEX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AP_T2_PYDOCK_TOT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Qp_PYDOCK_TOT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CP_DECK_PYDOCK_TOT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CP_Qp_CP_DECK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HLPL_AP_T1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Qp_AP_T2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T2_AP_DCOMPLEX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DECK_CP_TSC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T2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TSC_ZDOCK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DECK_AP_DCOMPLEX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PYDOCK_TOT_AP_DCOMPLEX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HLPL_AP_DCOMPLEX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DCOMPLEX_ZDOCK_SD_AP_T1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ZDOCK_SD_AP_T1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DCOMPLEX_CP_TSC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PYDOCK_TOT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T2_PYDOCK_TOT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PYDOCK_TOT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2_AP_PISA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AP_T2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HLPL_AP_DCOMPLEX_SD_AP_dDFIRE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T1_CP_TSC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PISA_CP_TSC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HLPL_ZDOCK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1_CP_TSC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T1_CP_TSC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SC_ZD_CP_HLPL_CP_DECK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CP_DECK_AP_DCOMPLEX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DECK_CP_TSC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Qp_AP_DCOMPLEX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DECK_ZDOCK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DECK_AP_T1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T2_CP_DECK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PISA_AP_DCOMPLEX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T2_AP_PISA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DECK_PYDOCK_TOT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HLPL_AP_DCOMPLEX_SD_AP_calRW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Qp_ZDOCK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PISA_CP_DE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PYDOCK_TOT_AP_DCOMPLEX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DECK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PISA_AP_DCOMPLEX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HLPL_CP_DE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PISA_PYDOCK_TOT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AP_T2_PYDOCK_TOT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RMFCA_ZD_CP_Qp_CP_DECK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CP_RMFCA_ZD_AP_T2_AP_PISA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AP_DCOMPLEX_AP_T1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Qp_CP_DECK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AP_DCOMPLEX_AP_T1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PYDOCK_TOT_ZDOCK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PYDOCK_TOT_AP_DCOMPLEX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CP_Qp_ZDOCK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AP_PISA_CP_TSC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HLPL_CP_DECK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DCOMPLEX_AP_T1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AP_DCOMPLEX_AP_T1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T1_SD_AP_dDFIRE_CP_HLPL</text:p>
          </table:table-cell>
          <table:table-cell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ZDOCK_SD_CP_Q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T2_CP_HLPL_SD_CP_Q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DECK_AP_DCOMPLEX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PISA_ZDOCK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T2_ZDOCK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AP_T2_AP_DCOMPLEX_SD_AP_T1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AP_T1_ZDOCK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HLPL_AP_DCOMPLEX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PYDOCK_TOT_ZDOCK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ZDOCK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HLPL_CP_DE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AP_PISA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DCOMPLEX_AP_T1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PYDOCK_TOT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T2_AP_DCOMPLEX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PYDOCK_TOT_AP_DCOMPLEX_SD_AP_T1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AP_T1_ZDOCK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B_ZD_AP_DCOMPLEX_ZDOCK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FD_PROPNSTS_CP_TB_ZD_CP_HLPL_AP_T1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FD_PROPNSTS_AP_GOAP_DF_ZD_CP_TSC_ZDOCK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DCOMPLEX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DECK_AP_DCOMPLEX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DECK_PYDOCK_TOT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Qp_AP_DCOMPLEX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CP_Qp_AP_PISA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T2_CP_HLPL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Qp_AP_PISA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AP_T1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AP_PISA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AP_T1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AP_DCOMPLEX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AP_PISA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AP_PISA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AP_PISA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DCOMPLEX_CP_TSC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PYDOCK_TOT_ZDOCK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Qp_PYDOCK_TOT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AP_PISA_ZDOCK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AP_PISA_PYDOCK_TOT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PISA_PYDOCK_TOT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CP_DE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DECK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AP_PISA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DCOMPLEX_CP_TSC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DCOMPLEX_AP_T1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HLPL_AP_T1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DECK_CP_TSC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PISA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CP_TSC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B_ZD_CP_Qp_AP_DCOMPLEX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Qp_PYDOCK_TOT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Qp_CP_DECK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CP_TSC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Qp_AP_DCOMPLEX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T1_ZDOCK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SC_ZD_CP_Qp_AP_T1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DCOMPLEX_AP_T1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PYDOCK_TOT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AP_T1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Qp_CP_DE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T2_ZDOCK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AP_PISA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Qp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PYDOCK_TOT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2_AP_PISA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Qp_ZDOCK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RMFCA_ZD_CP_HLPL_CP_DECK_SD_AP_calRWp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DECK_PYDOCK_TOT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Qp_AP_T2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CP_RMFCA_AP_GOAP_DF_ZD_CP_TSC_ZDOCK_SD_AP_T2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DECK_ZDO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DECK_ZDOCK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HLPL_ZDOCK_SD_CP_TS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AP_T2_CP_HLPL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Qp_ZDOCK_SD_CP_TS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CP_Qp_AP_T2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PISA_AP_DCOMPLEX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CP_HLPL_AP_PISA_SD_AP_calRWp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CP_RMFCA_AP_GOAP_DF_ZD_AP_T1_CP_TSC_SD_AP_dDFIRE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DCOMPLEX_ZDOCK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DCOMPLEX_CP_TSC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PYDOCK_TOT_ZDOCK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PYDOCK_TOT_AP_DCOMPLEX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DECK_AP_DCOMPLEX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DECK_AP_DCOMPLEX_SD_AP_T2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DECK_PYDOCK_TOT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DECK_PYDOCK_TOT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DECK_PYDOCK_TOT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PISA_ZDOCK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PISA_AP_DCOMPLEX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PISA_CP_DECK_SD_CP_TS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PISA_CP_DECK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ZDOCK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T1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T1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T1_SD_AP_T2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T1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AP_DCOMPLEX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CP_DE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HLPL_CP_DECK_SD_AP_T2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ZDOCK_SD_CP_TS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CP_TSC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AP_DCOMPLEX_SD_AP_PISA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AP_DCOMPLEX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AP_DCOMPLEX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CP_DECK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AP_PISA_SD_AP_PISA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AP_PISA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CP_HLPL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CP_HLPL_SD_AP_PISA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T2_CP_HLPL_SD_AP_T2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ZDOCK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T1_SD_AP_T2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T1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DCOMPLEX_SD_AP_T2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DCOMPLEX_SD_CP_Q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T2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Qp_AP_T2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HLPL_CP_DECK_SD_CP_Q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CP_TSC_ZDOCK_SD_AP_PISA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T1_CP_TSC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DCOMPLEX_AP_T1_SD_AP_T2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PYDOCK_TOT_ZDOCK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PYDOCK_TOT_CP_TSC_SD_CP_TS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DECK_ZDOCK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DECK_CP_TSC_SD_AP_T2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DECK_AP_T1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DECK_AP_DCOMPLEX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PISA_PYDOCK_TOT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HLPL_AP_DCOMPLEX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HLPL_PYDOCK_TOT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HLPL_CP_DECK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T2_ZDOCK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T2_CP_HLPL_SD_AP_PISA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T2_CP_HLPL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ZDOCK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ZDOCK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AP_T1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PYDOCK_TOT_SD_AP_T1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PYDOCK_TOT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CP_DECK_SD_AP_dDFIRE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AP_T2_SD_AP_dDFIRE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AP_T1_CP_TSC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PYDOCK_TOT_ZDOCK_SD_CP_HLPL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CP_TSC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AP_T1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AP_T1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PYDOCK_TOT_SD_AP_calRWp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T1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DCOMPLEX_SD_AP_dDFIRE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DCOMPLEX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CP_DECK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PYDOCK_TOT_SD_CP_Q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PYDOCK_TOT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CP_DECK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AP_DCOMPLEX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AP_DCOMPLEX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PYDOCK_TOT_CP_TSC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HLPL_ZDOCK_SD_AP_calRWp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T2_CP_HLPL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PYDOCK_TOT_SD_AP_dDFIRE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DECK_SD_CP_HLPL_AP_T1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DECK_SD_AP_dDFIRE_CP_TSC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DECK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AP_T1_ZDOCK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Qp_PYDOCK_TOT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PYDOCK_TOT_CP_TSC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CP_HLPL_AP_T1_SD_AP_dDFIRE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Qp_AP_T1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DCOMPLEX_CP_TSC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HLPL_CP_DECK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CP_DECK_SD_AP_dDFIRE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HLPL_AP_PISA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TSC_ZDOCK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HLPL_AP_PISA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PYDOCK_TOT_SD_AP_T1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RMFCA_ZD_CP_Qp_AP_PISA_SD_CP_HLPL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DE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AP_T2_PYDOCK_TOT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PISA_CP_DECK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ZDO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PYDOCK_TOT_CP_TSC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DECK_ZDO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CP_HLPL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T1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T2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RMFCA_ZD_CP_Qp_AP_PISA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AP_GOAP_DF_ZD_CP_Qp_PYDOCK_TOT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PISA_CP_DECK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Qp_CP_TSC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Qp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Qp_AP_T1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DCOMPLEX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CP_HLPL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CP_DECK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CP_TSC_ZD_CP_DECK_ZDOCK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HLPL_ZDOCK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AP_T2_AP_PISA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DE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DCOMPLEX_CP_TSC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HLPL_AP_PISA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TSC_ZDOCK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DECK_AP_T1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DECK_PYDOCK_TOT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PYDOCK_TOT_AP_DCOMPLEX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Qp_AP_PISA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TSC_ZDOCK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1_CP_TSC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DECK_PYDOCK_TOT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PISA_ZDOCK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HLPL_AP_DCOMPLEX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HLPL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PYDOCK_TOT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Qp_AP_DCOMPLEX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Qp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DECK_CP_TSC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PYDOCK_TOT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CP_Qp_PYDOCK_TOT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2_PYDOCK_TOT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DCOMPLEX_AP_T1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DECK_PYDOCK_TOT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Qp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TSC_ZDOCK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ZDOCK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PYDOCK_TOT_ZDOCK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AP_T1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AP_T2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HLPL_AP_T1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T2_CP_TSC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AP_GOAP_DF_ZD_CP_Qp_PYDOCK_TOT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CP_Qp_PYDOCK_TOT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DECK_AP_DCOMPLEX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CP_TSC_ZD_CP_Qp_CP_TSC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SC_ZD_CP_Qp_CP_TSC_SD_AP_T2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TSC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SC_ZD_CP_Qp_CP_TSC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PISA_CP_DE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Qp_AP_DCOMPLEX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AP_DCOMPLEX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PISA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PYDOCK_TOT_ZDOCK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HLPL_CP_DECK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DECK_CP_TSC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ZDOCK_SD_AP_T2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TSC_ZDO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PISA_ZDO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AP_PISA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ZDOCK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ZDOCK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AP_PISA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ZDOCK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CP_HLPL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HLPL_ZDO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HLPL_ZDOCK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RMFCA_ZD_CP_TSC_ZDO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Qp_AP_T2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AP_PISA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DECK_AP_DCOMPLEX_SD_AP_dDFIRE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PYDOCK_TOT_CP_TSC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PYDOCK_TOT_AP_DCOMPLEX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PISA_PYDOCK_TOT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HLPL_AP_PISA_SD_AP_T2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HLPL_AP_PISA_SD_AP_T2_AP_T1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AP_GOAP_DF_ZD_AP_DCOMPLEX_ZDOCK_SD_CP_Q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AP_T1_SD_CP_Qp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DECK_PYDOCK_TOT_SD_CP_Qp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PISA_CP_TSC_SD_AP_T2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PISA_PYDOCK_TOT_SD_CP_Q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T1_SD_CP_Q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DCOMPLEX_SD_CP_Qp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PISA_SD_CP_TS_AP_T1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AP_PISA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CP_TSC_SD_CP_HLPL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CP_TSC_SD_CP_TS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CP_DECK_SD_CP_HLPL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AP_PISA_SD_CP_TS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AP_PISA_SD_CP_Q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AP_DCOMPLEX_SD_CP_TS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AP_PISA_SD_AP_T2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AP_PISA_SD_AP_T2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1_ZDOCK_SD_CP_TS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DCOMPLEX_CP_TSC_SD_CP_HLPL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PISA_CP_TSC_SD_CP_TS_CP_TSC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HLPL_CP_DECK_SD_CP_HLPL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HLPL_AP_PISA_SD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T2_PYDOCK_TOT_SD_CP_Qp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AP_DCOMPLEX_SD_CP_HLPL_AP_PISA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HLPL_AP_PISA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DCOMPLEX_CP_TSC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DECK_AP_T1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T2_CP_TSC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DCOMPLEX_AP_T1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AP_PISA_AP_DCOMPLEX_SD_CP_Qp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AP_PISA_CP_DECK_SD_CP_Qp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CP_Qp_PYDOCK_TOT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AP_T1_ZDOCK_SD_CP_Qp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AP_GOAP_DF_ZD_AP_DCOMPLEX_AP_T1_SD_CP_Qp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AP_GOAP_DF_ZD_PYDOCK_TOT_ZDOCK_SD_CP_Qp_CP_TS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DECK_AP_DCOMPLEX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HLPL_AP_PISA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AP_GOAP_DF_CP_TSC_ZD_CP_DECK_AP_DCOMPLEX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AP_GOAP_DF_CP_TSC_ZD_CP_DECK_AP_DCOMPLEX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TSC_ZDOCK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DCOMPLEX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DECK_AP_DCOMPLEX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DECK_PYDOCK_TOT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PISA_CP_DECK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TSC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AP_GOAP_DF_CP_TSC_ZD_CP_DECK_PYDOCK_TOT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CP_DECK_PYDOCK_TOT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1_ZDOCK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DCOMPLEX_ZDOCK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DECK_AP_DCOMPLEX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CP_HLPL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DECK_PYDOCK_TOT_SD_AP_calRWp_SDO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Qp_PYDOCK_TOT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AP_PISA_ZDOCK_SD_AP_dDFIRE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AP_T2_AP_PISA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AP_T2_SD_AP_dDFIRE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TSC_ZDO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PYDOCK_TOT_AP_DCOMPLEX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PISA_AP_DCOMPLEX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T1_CP_TSC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AP_DCOMPLEX_CP_TSC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PYDOCK_TOT_CP_TSC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PYDOCK_TOT_AP_DCOMPLEX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DECK_CP_TSC_SD_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DECK_PYDOCK_TOT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PISA_ZDOCK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CP_TSC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AP_DCOMPLEX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CP_DECK_SD_AP_dDFIRE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AP_T1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AP_T2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PISA_AP_DCOMPLEX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PYDOCK_TOT_ZDOCK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DECK_AP_T1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CP_TSC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AP_DCOMPLEX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DCOMPLEX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1_CP_TSC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PISA_PYDOCK_TOT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PYDOCK_TOT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T2_PYDOCK_TOT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TB_ZD_AP_DCOMPLEX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CP_Qp_PYDOCK_TOT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AP_GOAP_DF_CP_TSC_ZD_CP_Qp_CP_HLPL_SD_AP_calRW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AP_GOAP_DF_CP_TSC_ZD_CP_Qp_CP_HLPL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B_ZD_CP_HLPL_AP_T1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PYDOCK_TOT_CP_TSC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AP_GOAP_DF_CP_TSC_ZD_CP_Qp_CP_HLPL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HLPL_AP_T1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AP_T2_AP_DCOMPLEX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PYDOCK_TOT_AP_DCOMPLEX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2_AP_PISA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AP_PISA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HLPL_CP_TSC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PYDOCK_TOT_CP_TSC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CP_TSC_ZD_AP_T2_AP_DCOMPLEX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HLPL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HLPL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HLPL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HLPL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HLPL_PYDOCK_TOT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AP_DCOMPLEX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HLPL_CP_DECK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Qp_AP_T1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AP_T1_ZDO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DECK_AP_T1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HLPL_ZDO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HLPL_AP_T1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HLPL_AP_DCOMPLEX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ZDOCK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CP_DECK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AP_PISA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Qp_AP_T1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Qp_PYDOCK_TOT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ZDOCK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T2_CP_TSC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PISA_CP_TSC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TSC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AP_DCOMPLEX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AP_DCOMPLEX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TSC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1_ZDOCK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1_CP_TSC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HLPL_PYDOCK_TOT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HLPL_CP_DE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ZDOCK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ZDO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2_AP_PISA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Qp_AP_DCOMPLEX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Qp_CP_DECK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DECK_PYDOCK_TOT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DECK_AP_DCOMPLEX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ZDOCK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CP_Qp_AP_PISA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PYDOCK_TOT_CP_TSC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DECK_CP_TSC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DCOMPLEX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2_CP_DE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CP_TSC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CP_TSC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PYDOCK_TOT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AP_DCOMPLEX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PYDOCK_TOT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T2_CP_TSC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CP_TSC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PISA_CP_DE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HLPL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T2_AP_DCOMPLEX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Qp_AP_PISA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T1_CP_TSC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Qp_AP_T1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Qp_AP_PISA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CP_TSC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TB_ZD_AP_T1_ZDOCK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DECK_AP_T1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CP_DECK_AP_DCOMPLEX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Qp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PYDOCK_TOT_CP_TSC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CP_TSC_ZD_CP_DECK_AP_DCOMPLEX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SC_ZD_CP_HLPL_CP_TSC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SC_ZD_CP_DECK_PYDOCK_TOT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DECK_PYDOCK_TOT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AP_PISA_CP_DECK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HLPL_CP_TSC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HLPL_CP_TSC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AP_DCOMPLEX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CP_TSC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Qp_AP_DCOMPLEX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TSC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ZDOCK_SD_AP_T2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ZDOCK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AP_DCOMPLEX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AP_T2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T1_CP_TSC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PYDOCK_TOT_AP_DCOMPLEX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DECK_ZDOCK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AP_T2_AP_DCOMPLEX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Qp_AP_DCOMPLEX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HLPL_AP_DCOMPLEX_SD_AP_T2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Qp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T1_CP_TSC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DECK_AP_T1_SD_AP_T2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DECK_AP_T1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DECK_AP_T1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PISA_ZDOCK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PISA_AP_DCOMPLEX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PISA_AP_DCOMPLEX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T2_PYDOCK_TOT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T2_AP_PISA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T2_AP_PISA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CP_DECK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CP_DECK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PISA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T2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T2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DECK_PYDOCK_TOT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1_CP_TSC_SD_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1_CP_TSC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ZDOCK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PYDOCK_TOT_CP_TSC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DECK_CP_TSC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DECK_PYDOCK_TOT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PISA_PYDOCK_TOT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PISA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PISA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CP_TSC_SD_AP_T2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PYDOCK_TOT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CP_DECK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AP_PISA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CP_HLPL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DCOMPLEX_SD_AP_calRW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DCOMPLEX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CP_DECK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PISA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PISA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PISA_CP_TSC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RMFCA_ZD_AP_T1_CP_TSC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CP_TSC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PISA_CP_TSC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PISA_CP_TSC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PISA_CP_TSC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PISA_PYDOCK_TOT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CP_DE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CP_TSC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CP_DECK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PYDOCK_TOT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ZDOCK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AP_DCOMPLEX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T2_AP_PISA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CP_DECK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DECK_AP_T1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Qp_AP_DCOMPLEX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T1_ZDOCK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TB_ZD_CP_Qp_AP_T2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CP_HLPL_CP_TSC_SD_AP_T2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CP_Qp_CP_HLPL_SD_CP_TS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Qp_CP_HLPL_SD_AP_calRWp_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PISA_AP_DCOMPLEX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Qp_CP_HLPL_SD_AP_T2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HLPL_CP_TSC_SD_CP_TS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HLPL_PYDOCK_TOT_SD_AP_T2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HLPL_PYDOCK_TOT_SD_AP_calRWp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HLPL_CP_TSC_SD_CP_HLPL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CP_HLPL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CP_HLPL_SD_AP_T2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CP_HLPL_SD_AP_dDFIRE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Qp_CP_HLPL_SD_AP_T2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HLPL_ZDOCK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CP_HLPL_SD_AP_T1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CP_HLPL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Qp_CP_HLPL_SD_AP_T2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TB_AP_GOAP_DF_ZD_CP_Qp_CP_HLPL_SD_AP_dDFIRE_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CP_HLPL_SD_AP_calRWp_AP_dDFIR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HLPL_AP_DCOMPLEX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Qp_CP_HLPL_SD_AP_dDFIRE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PYDOCK_TOT_ZDOCK_SD_AP_dDFIRE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Qp_CP_HLPL_SD_AP_T1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CP_HLPL_SD_CP_Qp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1_CP_TSC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AP_T1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PYDOCK_TOT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ZDO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CP_HLPL_CP_DECK_SD_CP_Qp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1_CP_TSC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T2_ZDOCK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B_ZD_AP_PISA_ZDOCK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Qp_AP_T2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DECK_ZDOCK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HLPL_AP_PISA_SD_AP_dDFIRE_AP_T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HLPL_AP_PISA_SD_CP_HLPL_AP_PIS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YDOCK_TOT_CP_TSC_ZD_CP_DECK_AP_DCOMPLEX_SD_AP_calRWp_AP_PIS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B_ZD_CP_HLPL_PYDOCK_TOT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B_ZD_AP_T2_PYDOCK_TOT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TB_AP_GOAP_DF_ZD_AP_DCOMPLEX_AP_T1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TSC_ZDOCK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1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PYDOCK_TOT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DECK_ZDOCK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DECK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DCOMPLEX_ZDO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DECK_AP_DCOMPLEX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ZDOCK_SD_AP_PISA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AP_PISA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AP_PISA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CP_HLPL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Qp_AP_T2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AP_T2_CP_DE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CP_DE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PISA_AP_DCOMPLEX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DECK_AP_DCOMPLEX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AP_T1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CP_TSC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AP_DCOMPLEX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AP_DCOMPLEX_SD_AP_calRW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PYDOCK_TOT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PYDOCK_TOT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DECK_ZDOCK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HLPL_CP_DECK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ZDOCK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PYDOCK_TOT_SD_CP_TS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Qp_ZDO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PYDOCK_TOT_ZDOCK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HLPL_PYDOCK_TOT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TSC_ZD_CP_HLPL_PYDOCK_TOT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CP_Qp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CP_TB_ZD_CP_DECK_CP_TSC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B_ZD_AP_T2_CP_DECK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Qp_AP_T1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DCOMPLEX_ZDOCK_SD_CP_HLPL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AP_GOAP_DF_CP_TSC_ZD_CP_Qp_CP_HLPL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DECK_AP_DCOMPLEX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Qp_CP_HLPL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Qp_CP_HLPL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1_CP_TSC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1_CP_TSC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CP_TSC_SD_AP_calRW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PYDOCK_TOT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PYDOCK_TOT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PISA_CP_DECK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2_AP_PISA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Qp_PYDOCK_TOT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Qp_AP_T2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PYDOCK_TOT_SD_CP_HLPL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AP_DCOMPLEX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DCOMPLEX_CP_TSC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DCOMPLEX_CP_TSC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PYDOCK_TOT_AP_DCOMPLEX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PISA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TSC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TSC_ZDOCK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1_ZDOCK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DCOMPLEX_ZDOCK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PYDOCK_TOT_ZDOCK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PYDOCK_TOT_CP_TSC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PISA_ZDOCK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PISA_AP_DCOMPLEX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AP_PISA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ZDOCK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CP_TSC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CP_DECK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CP_HLPL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ZDOCK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ZDOCK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AP_T2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AP_T2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AP_T2_AP_DCOMPLEX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AP_T2_CP_DE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DCOMPLEX_CP_TSC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T1_CP_TSC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DCOMPLEX_ZDOCK_SD_SDOCK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DCOMPLEX_AP_T1_SD_SDOCK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DECK_AP_T1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PISA_CP_DECK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T2_CP_DECK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TSC_ZDOCK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DECK_CP_TSC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DECK_PYDOCK_TOT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HLPL_AP_T1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T2_AP_PISA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AP_PISA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Qp_AP_PISA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AP_PISA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AP_PISA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PYDOCK_TOT_CP_TSC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PYDOCK_TOT_CP_TSC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PYDOCK_TOT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PYDOCK_TOT_AP_DCOMPLEX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CP_TSC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DCOMPLEX_AP_T1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2_AP_DCOMPLEX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PYDOCK_TOT_AP_DCOMPLEX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T1_ZDOCK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PISA_CP_TSC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HLPL_AP_PISA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T2_PYDOCK_TOT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TSC_ZDOCK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PISA_AP_DCOMPLEX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T2_PYDOCK_TOT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AP_DCOMPLEX_CP_TSC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DCOMPLEX_CP_TSC_SD_AP_calRW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AP_DCOMPLEX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PYDOCK_TOT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1_ZDOCK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DCOMPLEX_CP_TSC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PYDOCK_TOT_AP_DCOMPLEX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HLPL_PYDOCK_TOT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Qp_AP_PISA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AP_DCOMPLEX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T1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T1_ZDOCK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ZDOCK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PYDOCK_TOT_ZDOCK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PYDOCK_TOT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ZDOCK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T2_PYDOCK_TOT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CP_DECK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AP_T2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TSC_ZDOCK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PYDOCK_TOT_ZDOCK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DECK_AP_T1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DECK_AP_T1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HLPL_AP_T1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HLPL_AP_T1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CP_TSC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Qp_ZDOCK_SD_CP_Q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PISA_CP_TSC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Qp_PYDOCK_TOT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1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T2_ZDOCK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CP_Qp_CP_DE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Qp_AP_PISA_SD_AP_T2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DCOMPLEX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AP_GOAP_DF_CP_TSC_ZD_CP_HLPL_AP_T1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AP_PISA_CP_TSC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HLPL_AP_PISA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RMFCA_ZD_CP_Qp_CP_TSC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RMFCA_ZD_CP_Qp_CP_TSC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TB_ZD_CP_DECK_AP_DCOMPLEX_SD_AP_T2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CP_Qp_AP_T2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CP_HLPL_CP_TSC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T2_CP_DECK_SD_AP_T2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Qp_ZDOCK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Qp_AP_PISA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RMFCA_CP_TSC_ZD_CP_HLPL_CP_TSC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CP_TSC_SD_CP_Qp_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PYDOCK_TOT_CP_TSC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T2_CP_TSC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T2_AP_DCOMPLEX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CP_TSC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PYDOCK_TOT_AP_DCOMPLEX_SD_AP_T2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PISA_CP_TSC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PISA_CP_DECK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HLPL_AP_PISA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AP_GOAP_DF_CP_TSC_ZD_CP_Qp_CP_TSC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AP_DCOMPLEX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AP_DCOMPLEX_AP_T1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CP_TSC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AP_DCOMPLEX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AP_PISA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Qp_AP_PISA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DECK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CP_HLPL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Qp_PYDOCK_TOT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DECK_CP_TSC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Qp_CP_DECK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AP_GOAP_DF_CP_TSC_ZD_CP_Qp_CP_TSC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PYDOCK_TOT_CP_TSC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DCOMPLEX_CP_TSC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DCOMPLEX_AP_T1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DCOMPLEX_AP_T1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PYDOCK_TOT_CP_TSC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PYDOCK_TOT_CP_TSC_SD_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PYDOCK_TOT_AP_DCOMPLEX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PYDOCK_TOT_AP_DCOMPLEX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PISA_ZDOCK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PISA_AP_DCOMPLEX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CP_TSC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PYDOCK_TOT_SD_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PYDOCK_TOT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PYDOCK_TOT_SD_CP_Q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CP_DECK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T1_SD_AP_calRW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Qp_AP_T1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HLPL_AP_PISA_SD_AP_dDFIRE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CP_HLPL_SD_AP_calRW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PYDOCK_TOT_AP_DCOMPLEX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RMFCA_ZD_CP_HLPL_AP_T1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PISA_CP_DECK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PISA_CP_DECK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CP_DE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AP_PISA_SD_AP_T2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1_ZDOCK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ZDOCK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CP_TSC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PYDOCK_TOT_CP_TSC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DCOMPLEX_SD_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PYDOCK_TOT_SD_AP_calRW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PISA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CP_TSC_SD_CP_HLPL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AP_DCOMPLEX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PYDOCK_TOT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AP_PISA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ZDOCK_SD_CP_Qp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HLPL_AP_DCOMPLEX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HLPL_CP_DECK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Qp_PYDOCK_TOT_SD_AP_calRW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DECK_AP_DCOMPLEX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1_CP_TSC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AP_T1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CP_DECK_SD_AP_T1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CP_DECK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B_ZD_AP_PISA_CP_TSC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PISA_CP_TSC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T2_PYDOCK_TOT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PISA_PYDOCK_TOT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HLPL_AP_T1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PISA_AP_DCOMPLEX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AP_GOAP_DF_ZD_AP_T2_AP_PISA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CP_TSC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Qp_ZDOCK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RMFCA_ZD_CP_HLPL_PYDOCK_TOT_SD_CP_Qp_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AP_T1_ZDOCK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DCOMPLEX_ZDOCK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DECK_AP_DCOMPLEX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TB_CP_TSC_ZD_CP_Qp_CP_HLPL_SD_CP_Qp_AP_calRWp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YDOCK_TOT_CP_TSC_ZD_CP_HLPL_CP_TSC_SD_AP_calRWp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HLPL_CP_TSC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Qp_CP_HLPL_SD_AP_dDFIRE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DECK_ZDO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DCOMPLEX_CP_TSC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CP_DE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AP_PISA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ZDO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TSC_ZD_AP_T1_ZDOCK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PISA_AP_DCOMPLEX_SD_AP_dDFIRE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SC_ZD_PYDOCK_TOT_ZDOCK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Qp_AP_T1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AP_T2_ZDOCK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TSC_ZDOCK_SD_AP_dDFIRE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PYDOCK_TOT_ZDOCK_SD_AP_dDFIRE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DECK_CP_TSC_SD_CP_Qp_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CP_TSC_ZD_CP_Qp_CP_TSC_SD_AP_T2_CP_TS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Qp_CP_TSC_SD_AP_calRWp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DCOMPLEX_CP_TSC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DECK_CP_TSC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Qp_CP_TSC_SD_CP_TS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CP_TSC_ZDOCK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DCOMPLEX_AP_T1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CP_DECK_AP_DCOMPLEX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T2_AP_DCOMPLEX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CP_Qp_AP_DCOMPLEX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PYDOCK_TOT_ZDOCK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AP_GOAP_DF_CP_TSC_ZD_AP_PISA_CP_TSC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TB_ZD_PYDOCK_TOT_ZDOCK_SD_SDOCK_CP_TSC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PISA_AP_DCOMPLEX_SD_SDOCK_CP_TSC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HLPL_AP_DCOMPLEX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CP_Qp_CP_TSC_SD_AP_dDFIRE_AP_T2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CP_TSC_SD_CP_Qp_AP_T1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AP_GOAP_DF_ZD_CP_Qp_CP_TSC_SD_CP_Qp_AP_T2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DCOMPLEX_CP_TSC_SD_CP_Q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DECK_AP_T1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PISA_AP_DCOMPLEX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HLPL_CP_DECK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T2_AP_DCOMPLEX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Qp_ZDOCK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Qp_AP_T2_SD_SDOCK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CP_TSC_ZDOCK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DCOMPLEX_ZDOCK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ZDOCK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T1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CP_HLPL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Qp_AP_T1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Qp_AP_DCOMPLEX_SD_CP_TS_CP_HLPL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PISA_AP_DCOMPLEX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AP_GOAP_DF_ZD_AP_DCOMPLEX_AP_T1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HLPL_CP_TSC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PYDOCK_TOT_CP_TSC_SD_AP_calRWp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T2_CP_TSC_SD_AP_calRW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HLPL_AP_DCOMPLEX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1_ZDO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CP_HLPL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T1_ZDOCK_SD_AP_calRW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T2_ZDOCK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AP_T2_CP_HLPL_SD_AP_dDFIRE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ZDOCK_SD_AP_T2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DE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CP_DECK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DECK_AP_T1_SD_AP_calRWp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B_ZD_CP_HLPL_PYDOCK_TOT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CP_RMFCA_CP_TB_ZD_CP_DECK_AP_T1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DECK_AP_T1_SD_AP_T2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Qp_AP_PISA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TB_AP_GOAP_DF_ZD_CP_HLPL_PYDOCK_TOT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B_ZD_CP_DECK_CP_TSC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CP_HLPL_PYDOCK_TOT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TB_AP_GOAP_DF_ZD_AP_DCOMPLEX_CP_TSC_SD_AP_calRW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HLPL_PYDOCK_TOT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Qp_CP_TSC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Qp_PYDOCK_TOT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DCOMPLEX_AP_T1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PYDOCK_TOT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PISA_CP_DE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HLPL_AP_DCOMPLEX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HLPL_CP_DECK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Qp_AP_T1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Qp_AP_DCOMPLEX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DCOMPLEX_CP_TSC_SD_AP_T2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HLPL_PYDOCK_TOT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Qp_CP_HLPL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DCOMPLEX_ZDO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AP_DCOMPLEX_SD_AP_calRW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AP_PISA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AP_T1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AP_DCOMPLEX_AP_T1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Qp_CP_TSC_SD_CP_Q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DCOMPLEX_CP_TSC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PISA_PYDOCK_TOT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PISA_PYDOCK_TOT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HLPL_AP_T1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HLPL_AP_PISA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T2_ZDO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CP_Qp_AP_DCOMPLEX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AP_DCOMPLEX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AP_PISA_SD_AP_calRW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T1_ZDOCK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HLPL_CP_TSC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TSC_SD_AP_calRW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TSC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PYDOCK_TOT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DECK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PYDOCK_TOT_SD_CP_Qp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CP_DE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DCOMPLEX_AP_T1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CP_Qp_AP_DCOMPLEX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DECK_CP_TSC_SD_AP_calRWp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PISA_CP_TSC_SD_AP_dDFIRE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T1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PYDOCK_TOT_CP_TSC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ZDOCK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T1_ZDOCK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DECK_AP_T1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HLPL_CP_DE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DECK_PYDOCK_TOT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CP_TSC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HLPL_CP_DECK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DCOMPLEX_AP_T1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AP_GOAP_DF_ZD_CP_HLPL_CP_DECK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SC_ZD_PYDOCK_TOT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SC_ZD_CP_DECK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CP_DECK_SD_AP_dDFIRE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AP_PISA_CP_TSC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TSC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DCOMPLEX_ZDOCK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RMFCA_ZD_CP_Qp_CP_TSC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FD_PROPNSTS_CP_TSC_ZD_CP_Qp_CP_TSC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CP_Qp_CP_TSC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TB_ZD_AP_DCOMPLEX_AP_T1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B_ZD_PYDOCK_TOT_CP_TSC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DECK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CP_TSC_SD_AP_T2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PISA_CP_TSC_SD_AP_dDFIRE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PISA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AP_GOAP_DF_CP_TSC_ZD_CP_Qp_CP_TSC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Qp_PYDOCK_TOT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DCOMPLEX_AP_T1_SD_AP_calRW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CP_TSC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HLPL_AP_PISA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HLPL_ZDOCK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DCOMPLEX_ZDOCK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PISA_PYDOCK_TOT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T2_CP_DECK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CP_Qp_ZDOCK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DECK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PYDOCK_TOT_CP_TSC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PYDOCK_TOT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CP_HLPL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DCOMPLEX_CP_TSC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PYDOCK_TOT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PYDOCK_TOT_AP_DCOMPLEX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Qp_CP_DECK_SD_CP_Qp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AP_DCOMPLEX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HLPL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1_ZDOCK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CP_HLPL_PYDOCK_TOT_SD_CP_HLPL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AP_PISA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ROPNSTS_CP_RMFCA_ZD_AP_PISA_AP_DCOMPLEX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TSC_ZD_CP_HLPL_CP_TSC_SD_CP_Qp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PISA_ZDOCK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T2_ZDOCK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HLPL_PYDOCK_TOT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Qp_AP_T1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CP_TSC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AP_T2_CP_TSC_SD_CP_HLPL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DECK_ZDOCK_SD_SDOCK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PISA_PYDOCK_TOT_SD_SDOCK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T2_AP_PISA_SD_SDOCK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T2_CP_HLPL_SD_SDOCK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Qp_CP_HLPL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HLPL_AP_PISA_SD_AP_dDFIRE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DECK_PYDOCK_TOT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Qp_CP_TSC_SD_CP_Qp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Qp_AP_DCOMPLEX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AP_T2_PYDOCK_TOT_SD_SDOCK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AP_DCOMPLEX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AP_DCOMPLEX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AP_DCOMPLEX_SD_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1_ZDOCK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HLPL_PYDOCK_TOT_SD_CP_TS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AP_GOAP_DF_ZD_AP_DCOMPLEX_CP_TSC_SD_AP_dDFIRE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HLPL_AP_DCOMPLEX_SD_AP_dDFIRE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HLPL_CP_TSC_SD_AP_T2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HLPL_CP_TSC_SD_AP_dDFIRE_AP_T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HLPL_CP_TSC_SD_CP_Qp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T2_CP_TSC_SD_CP_Qp_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RMFCA_ZD_AP_PISA_PYDOCK_TOT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PISA_ZDOCK_SD_SDOCK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PISA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T2_AP_PISA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PYDOCK_TOT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AP_PISA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1_CP_TSC_SD_SDOCK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DECK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T2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1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TSC_ZD_CP_HLPL_AP_DCOMPLEX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TB_ZD_AP_T2_ZDO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T2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Qp_CP_HLPL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AP_T1_ZDOCK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HLPL_ZDO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CP_DE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Qp_AP_DCOMPLEX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AP_DCOMPLEX_CP_TSC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B_ZD_CP_HLPL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B_ZD_AP_T2_CP_TSC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Qp_CP_TSC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B_ZD_AP_T1_CP_TSC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B_ZD_AP_PISA_PYDOCK_TOT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PISA_CP_DECK_SD_SDOCK_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DECK_PYDOCK_TOT_SD_SDOCK_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CP_DECK_SD_SDOCK_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T2_AP_PISA_SD_SDOCK_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PISA_AP_DCOMPLEX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PYDOCK_TOT_AP_DCOMPLEX_SD_AP_dDFIRE_CP_HLPL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PISA_CP_TSC_SD_AP_dDFIRE_CP_HLPL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TSC_ZDOCK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ZDOCK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PYDOCK_TOT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DCOMPLEX_AP_T1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DECK_PYDOCK_TOT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AP_T1_ZDOCK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AP_DCOMPLEX_CP_TSC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AP_PISA_PYDOCK_TOT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TB_ZD_PYDOCK_TOT_CP_TSC_SD_CP_Qp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CP_TB_AP_GOAP_DF_ZD_AP_PISA_CP_TSC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AP_T2_AP_PISA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YDOCK_TOT_CP_TSC_ZD_CP_TSC_ZDOCK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PISA_CP_TSC_SD_AP_T2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CP_DECK_SD_AP_T2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CP_DECK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T2_CP_TSC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TSC_ZDOCK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PISA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PYDOCK_TOT_ZDOCK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PISA_AP_DCOMPLEX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PYDOCK_TOT_SD_AP_T2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CP_DE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PYDOCK_TOT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HLPL_ZDOCK_SD_AP_T2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CP_TSC_SD_CP_Qp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AP_GOAP_DF_ZD_AP_DCOMPLEX_AP_T1_SD_AP_T2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1_CP_TSC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DCOMPLEX_AP_T1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PYDOCK_TOT_CP_TSC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CP_DECK_PYDOCK_TOT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T2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AP_T2_AP_DCOMPLEX_SD_SDO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DCOMPLEX_AP_T1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ZDOCK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AP_DCOMPLEX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AP_DCOMPLEX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CP_DE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CP_HLPL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AP_T1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AP_DCOMPLEX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PYDOCK_TOT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HLPL_CP_TSC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HLPL_CP_TSC_SD_AP_dDFIRE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RMFCA_ZD_CP_HLPL_PYDOCK_TOT_SD_CP_HLPL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TSC_ZDOCK_SD_SDO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AP_DCOMPLEX_CP_TSC_SD_SDO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DECK_AP_T1_SD_SDO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AP_GOAP_DF_ZD_CP_Qp_PYDOCK_TOT_SD_AP_T2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DCOMPLEX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DCOMPLEX_CP_TSC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PISA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AP_DCOMPLEX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HLPL_AP_T1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CP_Qp_PYDOCK_TOT_SD_SDO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ZDOCK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PISA_CP_TSC_SD_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DCOMPLEX_CP_TSC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T2_CP_TSC_SD_CP_Q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HLPL_AP_PISA_SD_AP_dDFIRE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PYDOCK_TOT_CP_TSC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DCOMPLEX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PISA_CP_TSC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PISA_AP_DCOMPLEX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TSC_SD_CP_Q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T1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PISA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2_ZDOCK_SD_CP_Q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CP_DECK_SD_AP_dDFIRE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CP_TSC_SD_CP_TS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T2_CP_TSC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Qp_AP_PISA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AP_T1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PYDOCK_TOT_SD_AP_PISA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AP_PISA_SD_AP_PIS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ZDOCK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T2_ZDOCK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Qp_AP_T1_SD_AP_dDFIRE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DCOMPLEX_CP_TSC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AP_DCOMPLEX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ZDOCK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HLPL_PYDOCK_TOT_SD_CP_HLPL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TB_ZD_CP_TSC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CP_DECK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B_ZD_AP_PISA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YDOCK_TOT_CP_TSC_ZD_CP_Qp_CP_TSC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AP_DCOMPLEX_AP_T1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AP_T2_AP_DCOMPLEX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CP_DE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PYDOCK_TOT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Qp_AP_T2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CP_HLPL_AP_T1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AP_T2_AP_DCOMPLEX_SD_CP_TS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TSC_ZDOCK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PISA_CP_TSC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T2_CP_TSC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PISA_CP_TSC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2_PYDOCK_TOT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HLPL_CP_DECK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T1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CP_DECK_AP_DCOMPLEX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AP_PISA_ZDOCK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AP_PISA_SD_AP_T2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CP_HLPL_AP_PISA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T2_AP_PISA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HLPL_ZDOCK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ZDOCK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CP_HLPL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PYDOCK_TOT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T2_CP_TSC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DCOMPLEX_CP_TSC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PYDOCK_TOT_AP_DCOMPLEX_SD_CP_Qp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DECK_AP_DCOMPLEX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Qp_ZDOCK_SD_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RMFCA_CP_TB_ZD_CP_Qp_CP_TSC_SD_CP_Qp_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HLPL_PYDOCK_TOT_SD_AP_dDFIRE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RMFCA_ZD_AP_T2_AP_DCOMPLEX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CP_TSC_ZD_CP_Qp_CP_HLPL_SD_AP_dDFIRE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DECK_AP_DCOMPLEX_SD_CP_HLPL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PYDOCK_TOT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AP_DCOMPLEX_SD_CP_HLPL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PYDOCK_TOT_CP_TSC_SD_CP_Q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AP_T1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T1_ZDOCK_SD_AP_PISA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CP_Qp_AP_PISA_SD_CP_HLPL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AP_GOAP_DF_ZD_AP_PISA_ZDOCK_SD_AP_dDFIRE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PYDOCK_TOT_ZDOCK_SD_CP_Qp_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HLPL_AP_T1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AP_T2_AP_PISA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HLPL_PYDOCK_TOT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DECK_ZDOCK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DECK_PYDOCK_TOT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CP_HLPL_PYDOCK_TOT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SC_ZD_AP_T2_AP_PISA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Qp_PYDOCK_TOT_SD_AP_dDFIRE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DCOMPLEX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1_ZDOCK_SD_AP_dDFIRE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AP_PISA_SD_SDOCK_CP_TS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AP_GOAP_DF_ZD_CP_Qp_AP_PISA_SD_SDOCK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RMFCA_ZD_CP_DECK_CP_TSC_SD_SDOCK_CP_TSC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DECK_PYDOCK_TOT_SD_SDOCK_CP_TSC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HLPL_AP_PISA_SD_SDOCK_CP_TSC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AP_T2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1_CP_TSC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CP_DE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Qp_CP_HLPL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RMFCA_ZD_CP_TSC_ZDO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T1_ZDO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CP_DE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T2_CP_HLPL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PYDOCK_TOT_ZDO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DECK_AP_T1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TB_AP_GOAP_DF_ZD_CP_HLPL_AP_DCOMPLEX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AP_T1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ZDO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PYDOCK_TOT_ZDO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HLPL_AP_T1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Qp_PYDOCK_TOT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HLPL_CP_DECK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PYDOCK_TOT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SC_ZD_AP_DCOMPLEX_CP_TSC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AP_T2_AP_DCOMPLEX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AP_T2_AP_PISA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CP_TSC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T2_PYDOCK_TOT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PISA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TSC_ZD_AP_DCOMPLEX_ZDOCK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DECK_ZDOCK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DECK_CP_TSC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B_ZD_AP_T1_ZDOCK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ZDOCK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AP_PISA_CP_TSC_SD_SDOCK_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ZDOCK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DCOMPLEX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PYDOCK_TOT_CP_TSC_SD_AP_dDFIRE_CP_HLPL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AP_DCOMPLEX_SD_AP_calRWp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PYDOCK_TOT_ZDOCK_SD_CP_Qp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PYDOCK_TOT_AP_DCOMPLEX_SD_AP_calRWp_AP_T1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HLPL_PYDOCK_TOT_SD_AP_calRWp_CP_TS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PYDOCK_TOT_CP_TSC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HLPL_PYDOCK_TOT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AP_DCOMPLEX_SD_AP_calRWp_CP_HLPL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Qp_AP_DCOMPLEX_SD_AP_dDFIRE_CP_TS</text:p>
          </table:table-cell>
          <table:table-cell office:value-type="float" office:value="0" calcext:value-type="float">
            <text:p>0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CP_TB_AP_GOAP_DF_ZD_AP_T2_AP_DCOMPLEX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PISA_ZDOCK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AP_T1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T2_AP_PISA_SD_AP_dDFIRE_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DCOMPLEX_ZDOCK_SD_AP_dDFIRE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CP_DECK_CP_TSC_SD_AP_dDFIRE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ZDOCK_SD_CP_HLPL_AP_T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DECK_CP_TSC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CP_TSC_SD_AP_calRWp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DECK_AP_T1_SD_AP_dDFIRE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ROPNSTS_AP_GOAP_DF_ZD_AP_T1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AP_DCOMPLEX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B_ZD_AP_T2_AP_DCOMPLEX_SD_CP_TS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PYDOCK_TOT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AP_PISA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CP_HLPL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AP_GOAP_DF_ZD_CP_Qp_CP_TSC_SD_AP_T2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Qp_PYDOCK_TOT_SD_AP_dDFIRE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DCOMPLEX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AP_GOAP_DF_ZD_CP_HLPL_CP_TSC_SD_AP_calRWp_S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HLPL_PYDOCK_TOT_SD_AP_T1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CP_HLPL_AP_PISA_SD_AP_T2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1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AP_DCOMPLEX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HLPL_CP_DECK_SD_AP_dDFIRE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AP_T1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AP_DCOMPLEX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DECK_AP_T1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HLPL_AP_T1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AP_DCOMPLEX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CP_TSC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CP_DECK_PYDOCK_TOT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T2_ZDO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T2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Qp_CP_DECK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B_ZD_PYDOCK_TOT_AP_DCOMPLEX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DCOMPLEX_CP_TSC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DECK_ZDOCK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CP_TSC_SD_CP_TS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PISA_CP_DECK_SD_CP_Qp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CP_TSC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1_CP_TSC_SD_AP_T2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T2_CP_DECK_SD_AP_T2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AP_T1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AP_PISA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AP_T2_CP_TSC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YDOCK_TOT_CP_TSC_ZD_AP_PISA_PYDOCK_TOT_SD_AP_dDFIRE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PROPNSTS_CP_TB_ZD_CP_HLPL_PYDOCK_TOT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AP_GOAP_DF_ZD_AP_T2_CP_DECK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AP_T2_AP_DCOMPLEX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B_ZD_PYDOCK_TOT_CP_TSC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DECK_CP_TSC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Qp_CP_TSC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DECK_AP_T1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HLPL_PYDOCK_TOT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T1_CP_TSC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Qp_ZDOCK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HLPL_AP_T1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HLPL_AP_PISA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YDOCK_TOT_CP_TSC_ZD_PYDOCK_TOT_ZDOCK_SD_AP_T2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PYDOCK_TOT_CP_TSC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HLPL_PYDOCK_TOT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Qp_ZDOCK_SD_CP_TS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AP_DCOMPLEX_AP_T1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DECK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HLPL_AP_DCOMPLEX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PYDOCK_TOT_ZDOCK_SD_AP_T2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PYDOCK_TOT_SD_AP_PISA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1_ZDOCK_SD_CP_HLPL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T2_PYDOCK_TOT_SD_AP_dDFIRE_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HLPL_AP_T1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HLPL_AP_PISA_SD_AP_dDFIRE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CP_TSC_ZD_CP_HLPL_CP_TSC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HLPL_CP_TSC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AP_DCOMPLEX_AP_T1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CP_DECK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Qp_AP_DCOMPLEX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Qp_CP_DECK_SD_CP_HLPL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AP_T1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PISA_ZDOCK_SD_SDOCK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AP_GOAP_DF_ZD_AP_PISA_CP_DECK_SD_SDOCK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TSC_ZDOCK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1_ZDOCK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PYDOCK_TOT_AP_DCOMPLEX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DECK_AP_T1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AP_T2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PYDOCK_TOT_ZDOCK_SD_SDOCK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AP_GOAP_DF_ZD_AP_PISA_CP_TSC_SD_SDOCK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PYDOCK_TOT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CP_TSC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T2_ZDOCK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B_ZD_CP_HLPL_CP_TSC_SD_AP_dDFIRE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AP_GOAP_DF_ZD_PYDOCK_TOT_ZDOCK_SD_AP_dDFIRE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HLPL_CP_TSC_SD_CP_Q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AP_GOAP_DF_CP_TSC_ZD_CP_Qp_ZDOCK_SD_SDOCK_CP_TS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DECK_PYDOCK_TOT_SD_CP_Qp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Qp_AP_PISA_SD_CP_Qp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AP_DCOMPLEX_SD_CP_Qp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PYDOCK_TOT_AP_DCOMPLEX_SD_CP_Qp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RMFCA_ZD_CP_TSC_ZDOCK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PYDOCK_TOT_ZDOCK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FD_PROPNSTS_CP_RMFCA_ZD_AP_PISA_AP_DCOMPLEX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AP_GOAP_DF_ZD_CP_DECK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PISA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AP_DCOMPLEX_SD_AP_dDFIRE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RMFCA_CP_TSC_ZD_CP_Qp_CP_TSC_SD_AP_T2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CP_Qp_AP_PISA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CP_HLPL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DCOMPLEX_CP_TSC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Qp_CP_TSC_SD_CP_Qp_AP_dDFIR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PYDOCK_TOT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AP_T1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CP_TSC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ZDOCK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CP_TSC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CP_DECK_PYDOCK_TOT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PYDOCK_TOT_ZDOCK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PYDOCK_TOT_ZDOCK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B_ZD_AP_PISA_CP_DECK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Qp_PYDOCK_TOT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B_ZD_CP_HLPL_CP_TSC_SD_SDOCK_AP_PISA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DCOMPLEX_CP_TSC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RMFCA_ZD_CP_HLPL_CP_DECK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AP_GOAP_DF_ZD_CP_HLPL_AP_PISA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DCOMPLEX_CP_TSC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DECK_AP_DCOMPLEX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PISA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CP_DECK_AP_T1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HLPL_PYDOCK_TOT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1_ZDOCK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PYDOCK_TOT_ZDOCK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PISA_CP_TSC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Qp_AP_T2_SD_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T2_CP_HLPL_SD_CP_Q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SC_ZD_CP_Qp_AP_PISA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RMFCA_ZD_AP_T2_PYDOCK_TOT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TSC_ZD_AP_DCOMPLEX_CP_TSC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DCOMPLEX_ZDOCK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PYDOCK_TOT_CP_TSC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AP_GOAP_DF_CP_TSC_ZD_AP_PISA_PYDOCK_TOT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AP_PISA_PYDOCK_TOT_SD_CP_Qp_AP_dDFIR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618181818182" calcext:value-type="float">
            <text:p>0,6181818182</text:p>
          </table:table-cell>
        </table:table-row>
        <table:table-row table:style-name="ro1">
          <table:table-cell office:value-type="string" calcext:value-type="string">
            <text:p>FD_PROPNSTS_CP_TSC_ZD_CP_Qp_CP_DECK_SD_SDOCK_AP_PISA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PYDOCK_TOT_AP_DCOMPLEX_SD_SDOCK_AP_PISA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AP_PISA_PYDOCK_TOT_SD_SDOCK_AP_PISA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PISA_ZDOCK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Qp_AP_DCOMPLEX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HLPL_PYDOCK_TOT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Qp_PYDOCK_TOT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RMFCA_CP_TB_ZD_AP_T2_ZDO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PYDOCK_TOT_ZDO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CP_TSC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HLPL_AP_DCOMPLEX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HLPL_CP_DE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TSC_ZDOCK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CP_Qp_AP_PISA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TSC_ZD_AP_T2_PYDOCK_TOT_SD_CP_Qp_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AP_T1_SD_AP_dDFIRE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PYDOCK_TOT_SD_CP_Qp_AP_T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AP_T1_CP_TSC_SD_AP_dDFIRE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CP_TB_AP_GOAP_DF_ZD_CP_Qp_PYDOCK_TOT_SD_CP_Qp_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HLPL_AP_DCOMPLEX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T2_AP_DCOMPLEX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ZDOCK_SD_CP_Qp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AP_PISA_SD_AP_calRWp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ROPNSTS_CP_RMFCA_ZD_CP_Qp_PYDOCK_TOT_SD_CP_Qp_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TSC_ZDOCK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CP_TSC_ZD_AP_T2_CP_DECK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T2_AP_DCOMPLEX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SC_ZD_CP_Qp_AP_PISA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DCOMPLEX_AP_T1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AP_PISA_AP_DCOMPLEX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CP_TB_ZD_CP_HLPL_AP_T1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CP_HLPL_SD_AP_calRWp_S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SC_ZD_CP_HLPL_ZDOCK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HLPL_AP_PISA_SD_AP_dDFIRE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AP_PISA_SD_CP_Qp_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RMFCA_ZD_CP_HLPL_ZDOCK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TSC_ZD_CP_TSC_ZDOCK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AP_DCOMPLEX_ZDOCK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DECK_AP_DCOMPLEX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AP_DCOMPLEX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TSC_ZD_CP_Qp_AP_PISA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TB_AP_GOAP_DF_ZD_CP_Qp_AP_T1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DECK_AP_DCOMPLEX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HLPL_AP_PISA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T2_CP_DECK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CP_Qp_ZDOCK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CP_TSC_ZDOCK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TSC_ZDOCK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CP_HLPL_AP_DCOMPLEX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CP_TSC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2_AP_PISA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AP_T2_CP_TSC_SD_SDOCK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PYDOCK_TOT_ZDOCK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PYDOCK_TOT_CP_TSC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DECK_PYDOCK_TOT_SD_SDOCK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DCOMPLEX_AP_T1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DCOMPLEX_ZDOCK_SD_CP_Qp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RMFCA_CP_TB_ZD_CP_HLPL_CP_TSC_SD_CP_Qp_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FD_PROPNSTS_CP_RMFCA_ZD_CP_Qp_CP_TSC_SD_AP_calRWp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AP_GOAP_DF_CP_TSC_ZD_AP_T2_AP_DCOMPLEX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AP_T2_CP_HLPL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AP_T2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AP_GOAP_DF_CP_TSC_ZD_CP_Qp_AP_DCOMPLEX_SD_AP_T2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AP_T1_ZDOCK_SD_AP_dDFIRE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PYDOCK_TOT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T2_ZDOCK_SD_SDOCK_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AP_DCOMPLEX_SD_CP_TS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AP_T2_PYDOCK_TOT_SD_CP_TS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AP_PISA_PYDOCK_TOT_SD_CP_TS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PROPNSTS_CP_RMFCA_ZD_AP_T2_ZDO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FD_PROPNSTS_CP_RMFCA_ZD_AP_T2_AP_PISA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CP_Qp_AP_T2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PROPNSTS_CP_RMFCA_ZD_PYDOCK_TOT_ZDOCK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HLPL_CP_DECK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DECK_CP_TSC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T2_CP_DECK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DCOMPLEX_ZDOCK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CP_HLPL_CP_TSC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AP_DCOMPLEX_SD_AP_dDFIRE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AP_GOAP_DF_ZD_AP_PISA_CP_DECK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TB_ZD_CP_HLPL_CP_TSC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T1_CP_TSC_SD_SDOCK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AP_T2_CP_TSC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CP_HLPL_SD_AP_T2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DCOMPLEX_AP_T1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DECK_AP_T1_SD_AP_T2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AP_DCOMPLEX_ZDOCK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DECK_CP_TSC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AP_T2_PYDOCK_TOT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Qp_AP_T2_SD_CP_Q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RMFCA_ZD_CP_HLPL_PYDOCK_TOT_SD_AP_T2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D_CP_RMFCA_CP_TB_ZD_CP_Qp_PYDOCK_TOT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CP_DECK_SD_SDOCK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T1_CP_TSC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DECK_AP_T1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DECK_AP_DCOMPLEX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PISA_ZDO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PISA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T2_ZDO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PISA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CP_DECK_SD_AP_calRW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CP_HLPL_CP_DECK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T2_PYDOCK_TOT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TSC_ZDOCK_SD_CP_Qp_AP_dDFIR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CP_DECK_PYDOCK_TOT_SD_CP_Qp_AP_dDFIR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Qp_AP_DCOMPLEX_SD_AP_calRW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HLPL_ZDOCK_SD_CP_Qp_AP_dDFIR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CP_RMFCA_CP_TB_ZD_CP_DECK_CP_TSC_SD_AP_T2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AP_PISA_AP_DCOMPLEX_SD_AP_T2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CP_Qp_AP_PISA_SD_SDOCK_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PROPNSTS_AP_GOAP_DF_ZD_AP_PISA_ZDOCK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HLPL_AP_PISA_SD_AP_T2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T2_CP_TSC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T2_CP_HLPL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SC_ZD_CP_DECK_ZDOCK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CP_HLPL_AP_T1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T2_AP_DCOMPLEX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T2_PYDOCK_TOT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B_ZD_PYDOCK_TOT_ZDOCK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B_ZD_AP_PISA_CP_TSC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B_ZD_AP_PISA_AP_DCOMPLEX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DCOMPLEX_CP_TSC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SC_ZD_CP_DECK_AP_T1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RMFCA_CP_TSC_ZD_CP_HLPL_AP_DCOMPLEX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ROPNSTS_CP_RMFCA_ZD_AP_T1_ZDOCK_SD_SDOCK_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ZDOCK_SD_SDOCK_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CP_RMFCA_ZD_CP_DECK_PYDOCK_TOT_SD_SDOCK_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SC_ZD_CP_TSC_ZDO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PISA_AP_DCOMPLEX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HLPL_AP_T1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AP_T2_PYDOCK_TOT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PISA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PROPNSTS_CP_RMFCA_ZD_AP_T2_AP_DCOMPLEX_SD_SDOCK_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SC_ZD_CP_Qp_AP_DCOMPLEX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CP_HLPL_CP_DE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AP_GOAP_DF_ZD_AP_T1_CP_TSC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AP_GOAP_DF_ZD_AP_T2_AP_PISA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CP_HLPL_CP_TSC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TB_CP_TSC_ZD_CP_DECK_CP_TSC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AP_T2_AP_DCOMPLEX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PYDOCK_TOT_SD_CP_HLPL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HLPL_PYDOCK_TOT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AP_T2_AP_PISA_SD_CP_Qp_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CP_RMFCA_ZD_CP_Qp_CP_TSC_SD_CP_Qp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YDOCK_TOT_CP_TSC_ZD_AP_DCOMPLEX_AP_T1_SD_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CP_RMFCA_ZD_CP_HLPL_PYDOCK_TOT_SD_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CP_TB_AP_GOAP_DF_ZD_CP_Qp_PYDOCK_TOT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Qp_AP_T2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DECK_PYDOCK_TOT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AP_GOAP_DF_CP_TSC_ZD_CP_HLPL_AP_PISA_SD_SDOCK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AP_GOAP_DF_ZD_AP_PISA_CP_TSC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B_ZD_CP_HLPL_PYDOCK_TOT_SD_CP_TS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PYDOCK_TOT_AP_DCOMPLEX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RMFCA_CP_TSC_ZD_AP_PISA_AP_DCOMPLEX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CP_TSC_SD_AP_dDFIRE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ROPNSTS_AP_GOAP_DF_ZD_AP_T1_ZDOCK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T2_AP_PISA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CP_Qp_AP_DCOMPLEX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DCOMPLEX_CP_TSC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CP_DECK_AP_DCOMPLEX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AP_T2_AP_PISA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PYDOCK_TOT_ZDOCK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RMFCA_CP_TB_ZD_AP_T2_CP_TSC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ROPNSTS_AP_GOAP_DF_ZD_CP_HLPL_PYDOCK_TOT_SD_SDOCK_CP_T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PYDOCK_TOT_SD_AP_T2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HLPL_AP_PISA_SD_SDOCK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ROPNSTS_CP_TSC_ZD_AP_PISA_CP_TSC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CP_HLPL_AP_PISA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HLPL_AP_PISA_SD_AP_calRWp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YDOCK_TOT_CP_TSC_ZD_CP_Qp_CP_TSC_SD_AP_dDFIRE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RMFCA_CP_TB_ZD_CP_Qp_PYDOCK_TOT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HLPL_PYDOCK_TOT_SD_CP_Qp_AP_dDFIRE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2_CP_HLPL_SD_AP_dDFIRE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T1_CP_TSC_SD_CP_Qp_AP_dDFIRE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PROPNSTS_CP_RMFCA_ZD_CP_Qp_PYDOCK_TOT_SD_SDOCK_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FD_PROPNSTS_AP_GOAP_DF_ZD_AP_DCOMPLEX_AP_T1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PROPNSTS_AP_GOAP_DF_ZD_AP_T2_AP_PISA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AP_PISA_CP_DECK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CP_TB_CP_TSC_ZD_CP_DECK_AP_T1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PISA_AP_DCOMPLEX_SD_SDOCK_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CP_Qp_AP_T1_SD_SDOCK_AP_PISA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AP_GOAP_DF_CP_TSC_ZD_CP_HLPL_AP_T1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AP_GOAP_DF_CP_TSC_ZD_AP_PISA_ZDOCK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AP_GOAP_DF_CP_TSC_ZD_AP_PISA_PYDOCK_TOT_SD_AP_calRWp_S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RMFCA_CP_TB_ZD_CP_HLPL_CP_TSC_SD_AP_dDFIRE_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CP_RMFCA_CP_TB_ZD_CP_HLPL_CP_TSC_SD_CP_Qp_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1">
          <table:table-cell office:value-type="string" calcext:value-type="string">
            <text:p>FD_AP_GOAP_DF_CP_TSC_ZD_PYDOCK_TOT_CP_TSC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PISA_CP_TSC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T2_CP_TSC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T2_AP_DCOMPLEX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AP_PISA_PYDOCK_TOT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ROPNSTS_AP_GOAP_DF_ZD_CP_HLPL_PYDOCK_TOT_SD_SDOCK_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FD_CP_TB_CP_TSC_ZD_PYDOCK_TOT_CP_TSC_SD_SDOCK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AP_T2_CP_TSC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AP_T2_CP_HLPL_SD_AP_calRWp_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PYDOCK_TOT_CP_TSC_ZD_PYDOCK_TOT_AP_DCOMPLEX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HLPL_PYDOCK_TOT_SD_SDOCK_CP_T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81818181818" calcext:value-type="float">
            <text:p>0,5818181818</text:p>
          </table:table-cell>
        </table:table-row>
        <table:table-row table:style-name="ro1">
          <table:table-cell office:value-type="string" calcext:value-type="string">
            <text:p>FD_PYDOCK_TOT_CP_TSC_ZD_CP_TSC_ZDOCK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PYDOCK_TOT_CP_TSC_ZD_CP_Qp_AP_T1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D_PYDOCK_TOT_CP_TSC_ZD_CP_HLPL_AP_DCOMPLEX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18181818182" calcext:value-type="float">
            <text:p>0,6181818182</text:p>
          </table:table-cell>
        </table:table-row>
        <table:table-row table:style-name="ro1">
          <table:table-cell office:value-type="string" calcext:value-type="string">
            <text:p>FD_PYDOCK_TOT_CP_TSC_ZD_AP_T2_CP_DECK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18181818182" calcext:value-type="float">
            <text:p>0,6181818182</text:p>
          </table:table-cell>
        </table:table-row>
        <table:table-row table:style-name="ro1">
          <table:table-cell office:value-type="string" calcext:value-type="string">
            <text:p>FD_PYDOCK_TOT_CP_TSC_ZD_CP_Qp_ZDOCK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18181818182" calcext:value-type="float">
            <text:p>0,6181818182</text:p>
          </table:table-cell>
        </table:table-row>
        <table:table-row table:style-name="ro1">
          <table:table-cell office:value-type="string" calcext:value-type="string">
            <text:p>FD_PYDOCK_TOT_CP_TSC_ZD_AP_PISA_PYDOCK_TOT_SD_SDOCK_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36363636364" calcext:value-type="float">
            <text:p>0,6363636364</text:p>
          </table:table-cell>
        </table:table-row>
        <table:table-row table:style-name="ro1">
          <table:table-cell office:value-type="string" calcext:value-type="string">
            <text:p>FD_CP_RMFCA_CP_TB_ZD_CP_HLPL_CP_TSC_SD_SDOCK_CP_HLPL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FD_CP_RMFCA_CP_TB_ZD_AP_PISA_CP_TSC_SD_AP_T2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1">
          <table:table-cell office:value-type="string" calcext:value-type="string">
            <text:p>FD_PYDOCK_TOT_CP_TSC_ZD_PYDOCK_TOT_ZDOCK_SD_AP_dDFIRE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DCOMPLEX_AP_T1_SD_AP_dDFIRE_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TSC_ZDOCK_SD_SDOCK_AP_PISA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CP_TB_CP_TSC_ZD_CP_Qp_AP_PISA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09090909091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FD_CP_TB_CP_TSC_ZD_AP_T2_CP_DECK_SD_CP_TS_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AP_GOAP_DF_CP_TSC_ZD_CP_HLPL_CP_DECK_SD_SDOCK_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HLPL_PYDOCK_TOT_SD_AP_dDFIRE_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CP_TB_CP_TSC_ZD_CP_DECK_CP_TSC_SD_SDOCK_AP_PISA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CP_TB_CP_TSC_ZD_AP_T2_AP_DCOMPLEX_SD_SDOCK_AP_PISA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AP_DCOMPLEX_AP_T1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27272727273" calcext:value-type="float">
            <text:p>0,5272727273</text:p>
          </table:table-cell>
        </table:table-row>
        <table:table-row table:style-name="ro1">
          <table:table-cell office:value-type="string" calcext:value-type="string">
            <text:p>FD_PYDOCK_TOT_CP_TSC_ZD_CP_DECK_ZDOCK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CP_TSC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</table:table-row>
        <table:table-row table:style-name="ro1">
          <table:table-cell office:value-type="string" calcext:value-type="string">
            <text:p>FD_PYDOCK_TOT_CP_TSC_ZD_AP_PISA_AP_DCOMPLEX_SD_SDOCK_CP_TSC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63636363636" calcext:value-type="float">
            <text:p>0,5636363636</text:p>
          </table:table-cell>
        </table:table-row>
        <table:table-row table:style-name="ro1">
          <table:table-cell office:value-type="string" calcext:value-type="string">
            <text:p>FD_PYDOCK_TOT_CP_TSC_ZD_CP_Qp_AP_T1_SD_AP_dDFIRE_AP_T1</text:p>
          </table:table-cell>
          <table:table-cell office:value-type="float" office:value="0.036363636" calcext:value-type="float">
            <text:p>0,03636363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D1787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22:18:21.158356628</dc:date>
    <meta:document-statistic meta:table-count="1" meta:cell-count="7150" meta:object-count="0"/>
    <meta:generator>LibreOffice/4.2.8.2$Linux_X86_64 LibreOffice_project/420m0$Build-2</meta:generator>
  </office:meta>
</office:document-meta>
</file>